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34b" officeooo:paragraph-rsid="0018834b"/>
    </style:style>
    <style:style style:name="P2" style:family="paragraph" style:parent-style-name="Standard">
      <style:text-properties style:text-underline-style="solid" style:text-underline-width="auto" style:text-underline-color="font-color" officeooo:rsid="0018834b" officeooo:paragraph-rsid="0018834b"/>
    </style:style>
    <style:style style:name="P3" style:family="paragraph" style:parent-style-name="Standard">
      <style:text-properties style:text-underline-style="solid" style:text-underline-width="auto" style:text-underline-color="font-color" officeooo:rsid="0018834b" officeooo:paragraph-rsid="0019ff02"/>
    </style:style>
    <style:style style:name="P4" style:family="paragraph" style:parent-style-name="Standard">
      <style:text-properties officeooo:rsid="001bf6b9" officeooo:paragraph-rsid="001bf6b9"/>
    </style:style>
    <style:style style:name="P5" style:family="paragraph" style:parent-style-name="Standard">
      <style:text-properties officeooo:rsid="001bf6b9" officeooo:paragraph-rsid="001bf6b9"/>
    </style:style>
    <style:style style:name="T1" style:family="text">
      <style:text-properties officeooo:rsid="0019ff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 things on html </text:p>
      <text:p text:style-name="P1"><text:tab/>Elements</text:p>
      <text:p text:style-name="P1"><text:tab/>tag</text:p>
      <text:p text:style-name="P1"><text:tab/>attributes</text:p>
      <text:p text:style-name="P1"/>
      <text:p text:style-name="P3">Core things on <text:span text:style-name="T1">css</text:span> </text:p>
      <text:p text:style-name="P1"><text:tab/><text:span text:style-name="T1">Selector</text:span></text:p>
      <text:p text:style-name="P1"><text:tab/><text:span text:style-name="T1">properties</text:span></text:p>
      <text:p text:style-name="P1"/>
      <text:p text:style-name="P4">Complete the website with a main page, an image page and other cool stuff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1:51:40.709209053</meta:creation-date>
    <dc:date>2020-09-04T18:50:54.731570089</dc:date>
    <meta:editing-duration>PT8H4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7" meta:character-count="156" meta:non-whitespace-character-count="130"/>
  </office:meta>
</office:document-meta>
</file>